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764cm" fo:min-width="3.861cm" fo:padding-top="0.151cm" fo:padding-bottom="0.151cm" fo:padding-left="0.276cm" fo:padding-right="0.27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194cm" fo:min-width="2.596cm" fo:padding-top="0.165cm" fo:padding-bottom="0.165cm" fo:padding-left="0.29cm" fo:padding-right="0.29cm" draw:shadow="hidden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269cm" fo:min-width="5.051cm" fo:padding-top="0.165cm" fo:padding-bottom="0.165cm" fo:padding-left="0.29cm" fo:padding-right="0.29cm"/>
    </style:style>
    <style:style style:name="gr4" style:family="graphic" style:parent-style-name="headline">
      <style:graphic-properties fo:min-height="2.203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stroke="none" svg:stroke-color="#000099" draw:fill="none" draw:fill-color="#ffffff" fo:min-height="0.801cm"/>
    </style:style>
    <style:style style:name="gr7" style:family="graphic" style:parent-style-name="standard">
      <style:graphic-properties draw:stroke="none" svg:stroke-color="#000000" draw:fill="none" draw:fill-color="#ffffff" fo:min-height="1.737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standard">
      <style:graphic-properties draw:stroke="none" svg:stroke-color="#000000" draw:fill="none" draw:fill-color="#ffffff" fo:min-height="0.906cm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solid" draw:fill-color="#eeeeee" fo:min-height="3.70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269cm" fo:min-width="5.051cm" fo:padding-top="0.151cm" fo:padding-bottom="0.151cm" fo:padding-left="0.276cm" fo:padding-right="0.276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131cm" fo:min-width="2.214cm" fo:padding-top="0.165cm" fo:padding-bottom="0.165cm" fo:padding-left="0.29cm" fo:padding-right="0.29cm" draw:shadow="hidden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322cm" fo:min-width="2.556cm" fo:padding-top="0.165cm" fo:padding-bottom="0.165cm" fo:padding-left="0.29cm" fo:padding-right="0.29cm" draw:shadow="hidden"/>
    </style:style>
    <style:style style:name="gr17" style:family="graphic" style:parent-style-name="standard">
      <style:graphic-properties svg:stroke-width="0.081cm" svg:stroke-color="#0066ff" draw:marker-start-width="0.321cm" draw:marker-end-width="0.321cm" draw:fill="none" draw:textarea-horizontal-align="justify" draw:textarea-vertical-align="middle" draw:auto-grow-height="false" fo:min-height="0.414cm" fo:min-width="2.79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66ff" draw:marker-start-width="0.321cm" draw:marker-end-width="0.321cm" draw:fill="none" draw:textarea-horizontal-align="justify" draw:textarea-vertical-align="middle" draw:auto-grow-height="false" fo:min-height="0.487cm" fo:min-width="2.654cm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7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underline-style="none" fo:font-weight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margin-top="0.152cm" fo:margin-bottom="0cm"/>
    </style:style>
    <style:style style:name="P10" style:family="paragraph">
      <loext:graphic-properties draw:fill="solid" draw:fill-color="#eeeeee"/>
    </style:style>
    <style:style style:name="T1" style:family="text">
      <style:text-properties fo:font-size="28pt" style:text-underline-style="none" fo:font-weight="bold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95cm" svg:height="3.048cm" svg:x="15.178cm" svg:y="14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6.35cm" svg:height="3.048cm" draw:transform="rotate (0.000174532925199433) translate (0.827cm 20.68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" draw:id="id5" draw:layer="layout" svg:width="5.969cm" svg:height="3.937cm" svg:x="7.304cm" svg:y="10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207cm" svg:height="2.453cm" svg:x="7.961cm" svg:y="1.227cm">
          <draw:text-box>
            <text:p text:style-name="P4"><text:span text:style-name="T1">Projet IA - 2I013</text:span></text:p>
          </draw:text-box>
        </draw:frame>
        <draw:frame draw:style-name="gr5" draw:text-style-name="P6" draw:layer="layout" svg:width="6.096cm" svg:height="1.524cm" svg:x="13.781cm" svg:y="21.731cm">
          <draw:text-box>
            <text:p>positionnement.py</text:p>
          </draw:text-box>
        </draw:frame>
        <draw:frame draw:style-name="gr6" draw:text-style-name="P7" draw:layer="layout" svg:width="3.572cm" svg:height="1.051cm" svg:x="15.656cm" svg:y="16.015cm">
          <draw:text-box>
            <text:p><text:span text:style-name="T2">raw_tools.py</text:span></text:p>
          </draw:text-box>
        </draw:frame>
        <draw:frame draw:style-name="gr7" draw:text-style-name="P8" draw:layer="layout" svg:width="3.937cm" svg:height="1.987cm" svg:x="8.566cm" svg:y="11.694cm">
          <draw:text-box>
            <text:p><text:span text:style-name="T3">strat.py</text:span></text:p>
          </draw:text-box>
        </draw:frame>
        <draw:frame draw:style-name="gr8" draw:text-style-name="P6" draw:layer="layout" svg:width="5.007cm" svg:height="1.825cm" svg:x="7.885cm" svg:y="18.424cm">
          <draw:text-box>
            <text:p><text:span text:style-name="T4">sous_strat.py</text:span></text:p>
          </draw:text-box>
        </draw:frame>
        <draw:frame draw:style-name="gr9" draw:text-style-name="P7" draw:layer="layout" svg:width="2.489cm" svg:height="1.156cm" svg:x="16.231cm" svg:y="14.687cm">
          <draw:text-box>
            <text:p><text:span text:style-name="T2">tools.py</text:span></text:p>
          </draw:text-box>
        </draw:frame>
        <draw:frame draw:style-name="gr10" draw:text-style-name="P6" draw:layer="layout" svg:width="4.318cm" svg:height="1.651cm" svg:x="8.093cm" svg:y="25.036cm">
          <draw:text-box>
            <text:p>conditions.py</text:p>
          </draw:text-box>
        </draw:frame>
        <draw:frame draw:style-name="gr11" draw:text-style-name="P6" draw:layer="layout" svg:width="5.576cm" svg:height="1.673cm" svg:x="1.347cm" svg:y="21.676cm">
          <draw:text-box>
            <text:p>comportement.py</text:p>
          </draw:text-box>
        </draw:frame>
        <draw:frame draw:style-name="gr12" draw:text-style-name="P10" draw:layer="layout" svg:width="4.445cm" svg:height="3.958cm" svg:x="1.762cm" svg:y="4.529cm">
          <draw:text-box>
            <text:p>__init__.py</text:p>
            <text:p text:style-name="P9">script.py</text:p>
            <text:p>constantes.py</text:p>
            <text:p><text:tab/>----</text:p>
            <text:p>SoccerSim.py</text:p>
          </draw:text-box>
        </draw:frame>
        <draw:line draw:style-name="gr13" draw:text-style-name="P3" draw:layer="layout" svg:x1="2.143cm" svg:y1="3.667cm" svg:x2="19.034cm" svg:y2="3.667cm">
          <text:p/>
        </draw:line>
        <draw:custom-shape draw:style-name="gr14" draw:text-style-name="P3" xml:id="id2" draw:id="id2" draw:layer="layout" svg:width="5.969cm" svg:height="3.937cm" svg:x="7.304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3" draw:id="id3" draw:layer="layout" svg:width="5.588cm" svg:height="2.921cm" draw:transform="rotate (0.000174532925199433) translate (7.458cm 24.14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4" draw:id="id4" draw:layer="layout" svg:width="6.272cm" svg:height="3.302cm" draw:transform="rotate (0.000174532925199433) translate (13.4cm 20.58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3" draw:layer="layout" svg:width="3.68cm" svg:height="1.05cm" svg:x="15.503cm" svg:y="15.8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3" draw:layer="layout" svg:width="3.572cm" svg:height="1.155cm" svg:x="15.611cm" svg:y="14.522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9" draw:text-style-name="P3" draw:layer="layout" svg:x1="4.002cm" svg:y1="20.682cm" svg:x2="7.304cm" svg:y2="18.968cm" draw:start-shape="id1" draw:start-glue-point="4" draw:end-shape="id2" draw:end-glue-point="3" svg:d="M4002 20682v-1714h3302" svg:viewBox="0 0 3303 1715">
          <text:p/>
        </draw:connector>
        <draw:connector draw:style-name="gr19" draw:text-style-name="P3" draw:layer="layout" svg:x1="10.252cm" svg:y1="24.146cm" svg:x2="10.288cm" svg:y2="20.937cm" draw:start-shape="id3" draw:start-glue-point="4" draw:end-shape="id2" draw:end-glue-point="2" svg:d="M10252 24146v-1611h36v-1598" svg:viewBox="0 0 37 3210">
          <text:p/>
        </draw:connector>
        <draw:connector draw:style-name="gr19" draw:text-style-name="P3" draw:layer="layout" svg:x1="16.536cm" svg:y1="20.587cm" svg:x2="13.273cm" svg:y2="18.968cm" draw:start-shape="id4" draw:start-glue-point="4" draw:end-shape="id2" draw:end-glue-point="1" svg:d="M16536 20587v-1619h-3263" svg:viewBox="0 0 3264 1620">
          <text:p/>
        </draw:connector>
        <draw:connector draw:style-name="gr20" draw:text-style-name="P3" draw:layer="layout" svg:x1="10.288cm" svg:y1="17cm" svg:x2="10.288cm" svg:y2="14.333cm" draw:start-shape="id2" draw:start-glue-point="0" draw:end-shape="id5" draw:end-glue-point="2" svg:d="M10288 17000v-2667" svg:viewBox="0 0 1 2668">
          <text:p/>
        </draw:connector>
        <draw:line draw:style-name="gr21" draw:text-style-name="P3" draw:layer="layout" svg:x1="14.924cm" svg:y1="16.111cm" svg:x2="13.273cm" svg:y2="17cm">
          <text:p/>
        </draw:line>
        <draw:frame draw:style-name="gr22" draw:text-style-name="P6" draw:layer="layout" svg:width="5.284cm" svg:height="2.032cm" svg:x="14.843cm" svg:y="1.254cm">
          <draw:text-box>
            <text:p>Cherfi Farouck</text:p>
            <text:p>Hoffmann Yann</text:p>
          </draw:text-box>
        </draw:frame>
        <draw:frame draw:style-name="gr11" draw:text-style-name="P6" draw:layer="layout" svg:width="3.683cm" svg:height="1.673cm" svg:x="16.621cm" svg:y="18.631cm">
          <draw:text-box>
            <text:p>variables_pos</text:p>
          </draw:text-box>
        </draw:frame>
        <draw:frame draw:style-name="gr23" draw:text-style-name="P6" draw:layer="layout" svg:width="1.349cm" svg:height="0.962cm" svg:x="8.541cm" svg:y="15.224cm">
          <draw:text-box>
            <text:p>SA</text:p>
          </draw:text-box>
        </draw:frame>
        <draw:frame draw:style-name="gr23" draw:text-style-name="P6" draw:layer="layout" svg:width="3.139cm" svg:height="0.962cm" svg:x="9.545cm" svg:y="22.336cm">
          <draw:text-box>
            <text:p>Booleans</text:p>
          </draw:text-box>
        </draw:frame>
        <draw:frame draw:style-name="gr23" draw:text-style-name="P6" draw:layer="layout" svg:width="4.795cm" svg:height="0.962cm" svg:x="1.285cm" svg:y="17.764cm">
          <draw:text-box>
            <text:p>SA elementai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4T13:40:51.579354634</meta:creation-date>
    <dc:date>2018-02-26T12:28:22.241494967</dc:date>
    <meta:editing-duration>PT5M12S</meta:editing-duration>
    <meta:editing-cycles>4</meta:editing-cycles>
    <meta:generator>LibreOffice/5.1.6.2$Linux_X86_64 LibreOffice_project/10m0$Build-2</meta:generator>
    <meta:document-statistic meta:object-count="28"/>
  </office:meta>
</office:document-meta>
</file>